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nm="http://www.gnumeric.org/odf-extension/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34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1.1882in"/>
    </style:style>
    <style:style style:name="co5" style:family="table-column">
      <style:table-column-properties fo:break-before="auto" style:column-width="1.6638in"/>
    </style:style>
    <style:style style:name="co6" style:family="table-column">
      <style:table-column-properties fo:break-before="auto" style:column-width="1.4063in"/>
    </style:style>
    <style:style style:name="co7" style:family="table-column">
      <style:table-column-properties fo:break-before="auto" style:column-width="2.961in"/>
    </style:style>
    <style:style style:name="co8" style:family="table-column">
      <style:table-column-properties fo:break-before="auto" style:column-width="1.2366in"/>
    </style:style>
    <style:style style:name="co9" style:family="table-column">
      <style:table-column-properties fo:break-before="auto" style:column-width="1.2465in"/>
    </style:style>
    <style:style style:name="co10" style:family="table-column">
      <style:table-column-properties fo:break-before="auto" style:column-width="1.2181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0.711in"/>
    </style:style>
    <style:style style:name="co13" style:family="table-column">
      <style:table-column-properties fo:break-before="auto" style:column-width="1.2937in"/>
    </style:style>
    <style:style style:name="co14" style:family="table-column">
      <style:table-column-properties fo:break-before="auto" style:column-width="1.0984in"/>
    </style:style>
    <style:style style:name="co15" style:family="table-column">
      <style:table-column-properties fo:break-before="auto" style:column-width="1.9291in"/>
    </style:style>
    <style:style style:name="co16" style:family="table-column">
      <style:table-column-properties fo:break-before="auto" style:column-width="3.0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4" style:family="table-cell" style:parent-style-name="Default" style:data-style-name="N37"/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faa61a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200"/>
    </style:style>
    <style:style style:name="ce46" style:family="table-cell" style:parent-style-name="Default" style:data-style-name="N122"/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37"/>
    <style:style style:name="ce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22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text-outline="false" style:text-line-through-style="none" style:text-line-through-type="none" style:font-name="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0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0-17" calcext:value-type="date">
            <text:p>10/17/21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0-18" calcext:value-type="date">
            <text:p>10/18/21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10-31" calcext:value-type="date">
            <text:p>10/31/2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1" calcext:value-type="date">
            <text:p>11/01/2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11-02" calcext:value-type="date">
            <text:p>11/02/21</text:p>
          </table:table-cell>
          <table:table-cell office:value-type="string" calcext:value-type="string">
            <text:p>BTP Games App De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6" calcext:value-type="date">
            <text:p>11/06/21</text:p>
          </table:table-cell>
          <table:table-cell office:value-type="string" calcext:value-type="string">
            <text:p>BTP Game Topbar, check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09" calcext:value-type="date">
            <text:p>11/09/2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10" calcext:value-type="date">
            <text:p>11/10/2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1-11" calcext:value-type="date">
            <text:p>11/11/2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13" calcext:value-type="date">
            <text:p>11/13/21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21" calcext:value-type="date">
            <text:p>11/21/21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30" calcext:value-type="date">
            <text:p>11/30/21</text:p>
          </table:table-cell>
          <table:table-cell office:value-type="string" calcext:value-type="string">
            <text:p>BTP Game Licens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12" calcext:value-type="date">
            <text:p>04/12/21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07/12/21</text:p>
          </table:table-cell>
          <table:table-cell office:value-type="string" calcext:value-type="string">
            <text:p>Game scroing</text:p>
          </table:table-cell>
        </table:table-row>
      </table:table>
      <table:table table:name="2020" table:style-name="ta1">
        <table:table-column table:style-name="co1" table:default-cell-style-name="Default"/>
        <table:table-column table:style-name="co1" table:default-cell-style-name="ce20"/>
        <table:table-column table:style-name="co1" table:number-columns-repeated="1022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3">Kivy-iOS – Python 3.8 + Pillow - </text:span><text:span text:style-name="T3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01/09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01/16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01/17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01/18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01/19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01/22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01/23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01/29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02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02/2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02/28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03/1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03/21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04/17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04/2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04/27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04/28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04/29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05/03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05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5-23" calcext:value-type="date">
            <text:p>05/23/21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06/20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06/27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06/29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06/30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07/02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07/03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7-04" calcext:value-type="date">
            <text:p>07/04/21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07/08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07/09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21-07-10" calcext:value-type="date">
            <text:p>07/10/21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07/12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07/17/21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07/18/21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07/27/21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31" calcext:value-type="date">
            <text:p>07/31/21</text:p>
          </table:table-cell>
          <table:table-cell office:value-type="string" calcext:value-type="string">
            <text:p>Solitaire anim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8-09" calcext:value-type="date">
            <text:p>08/09/21</text:p>
          </table:table-cell>
          <table:table-cell office:value-type="string" calcext:value-type="string">
            <text:p>Solitaire, repo syncs, game fixes and License Server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8-21" calcext:value-type="date">
            <text:p>08/21/21</text:p>
          </table:table-cell>
          <table:table-cell office:value-type="string" calcext:value-type="string">
            <text:p>Solitaire 3 <text:s/>card draw, move only 1 car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8-29" calcext:value-type="date">
            <text:p>08/29/21</text:p>
          </table:table-cell>
          <table:table-cell office:value-type="string" calcext:value-type="string">
            <text:p>Android intent investigation</text:p>
          </table:table-cell>
          <table:table-cell table:number-columns-repeated="1021"/>
        </table:table-row>
        <table:table-row table:style-name="ro1">
          <table:table-cell table:style-name="ce22" table:formula="of:=SUM([.A2:.A77])" office:value-type="float" office:value="158" calcext:value-type="float">
            <text:p>158</text:p>
          </table:table-cell>
          <table:table-cell table:style-name="ce22"/>
          <table:table-cell table:style-name="ce22" office:value-type="string" calcext:value-type="string">
            <text:p>Total</text:p>
          </table:table-cell>
          <table:table-cell table:style-name="ce22" table:number-columns-repeated="1021"/>
        </table:table-row>
        <table:table-row table:style-name="ro1">
          <table:table-cell table:style-name="ce23" table:number-columns-repeated="1024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formula="of:=SUM([.A2:.A71])" office:value-type="float" office:value="138" calcext:value-type="float">
            <text:p>138</text:p>
          </table:table-cell>
          <table:table-cell table:style-name="ce3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0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04/22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04/26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04/28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5/01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6/05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6/09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06/11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06/22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06/23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06/24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06/29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07/2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07/28/18</text:p>
          </table:table-cell>
          <table:table-cell table:style-name="ce20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07/29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8/02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8/03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8/04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8/05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8/09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08/10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08/11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08/13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08/14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08/17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08/20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08/25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08/26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08/31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9/04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9/06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9/07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9/08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09/12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09/14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09/15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1" table:number-columns-repeated="1023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62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1" table:number-columns-repeated="63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6"/>
          <table:table-cell table:number-columns-repeated="6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1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5" table:number-columns-repeated="3"/>
          <table:table-cell table:number-columns-repeated="1021"/>
        </table:table-row>
        <table:table-row table:style-name="ro1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4921in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124">
      <number:year/>
      <number:text>/</number:text>
      <number:month number:style="long"/>
      <number:text>/</number:text>
      <number:day number:style="long"/>
    </number:date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_32_017_20_p3" style:display-name="2017 p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7_20_p2_20__28_paid_29_" style:display-name="2017 p2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7_20__28_paid_29_" style:display-name="2017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6_20__28_paid_29_" style:display-name="2016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5_20_p2_20__28_paid_29_" style:display-name="2015 p2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5_20__28_paid_29_" style:display-name="2015 (paid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7T22:23:20.854295035</dc:date>
    <meta:creation-date>2014-12-14T08:12:00Z</meta:creation-date>
    <meta:editing-cycles>617</meta:editing-cycles>
    <meta:editing-duration>P1DT8M13S</meta:editing-duration>
    <meta:generator>LibreOffice/6.4.7.2$Linux_X86_64 LibreOffice_project/40$Build-2</meta:generator>
    <meta:document-statistic meta:table-count="11" meta:cell-count="1850" meta:object-count="0"/>
  </office:meta>
</office:document-meta>
</file>